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 separately</text:p>
              </text:list-item>
              <text:list-item>
                <text:p>Clock rate can now be increased to match the time it takes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 matter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 or talking to hardware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but still have memory reordering (Intel is an example). A platform can also be non-coherent and have no memory reordering (older RISC systems).</text:p>
              </text:list-item>
              <text:list-item>
                <text:p>In theory different instructions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s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<text:span text:style-name="T2">mbind</text:span> allows a programmer to bind memory to a NUMA nodes.</text:p>
              </text:list-item>
              <text:list-item>
                <text:p><text:span text:style-name="T2">migrate_pages</text:span> and <text:span text:style-name="T2">move_pages</text:span> move pages from bank to bank.</text:p>
              </text:list-item>
              <text:list-item>
                <text:p><text:span text:style-name="T2">set_mempolicy</text:span> and <text:span text:style-name="T2">get_mempolicy</text:span> allow control of the kernel policy regarding NUMA.</text:p>
              </text:list-item>
              <text:list-item>
                <text:p><text:span text:style-name="T2">/proc/[pid]/numa_maps</text:span>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of your data structures may be required)</text:p>
              </text:list-item>
              <text:list-item>
                <text:p>Measure, measure, measure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and Intel compiler see documentation for <text:span text:style-name="T2">__sync_*</text:span></text:p>
              </text:list-item>
              <text:list-item>
                <text:p>New C++ 11 APIs also exist in some compilers (<text:span text:style-name="T2">__atomic_*</text:span>).</text:p>
              </text:list-item>
              <text:list-item>
                <text:p>Intel threading building blocks has a nice <text:span text:style-name="T2">atomic&lt;T&gt;</text:span>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ops : what do they do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uarantee that other CPUs and HW do not see wrong intermediate “junk” values.</text:p>
              </text:list-item>
              <text:list-item>
                <text:p>Guarantee that the CPU caches for this variable will be synchronized (<text:span text:style-name="T1">only</text:span> for platforms that <text:span text:style-name="T1">do not</text:span> synchronize the caches).</text:p>
              </text:list-item>
              <text:list-item>
                <text:p>Guarantee that the HW will see the change.</text:p>
              </text:list-item>
              <text:list-item>
                <text:p>Prevent reordering of instructions around the atomic operation.</text:p>
              </text:list-item>
              <text:list-item>
                <text:p>Prevent race of the same op by two or more core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d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the current thread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<text:span text:style-name="T2">pthread_rwlock_*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In the contended case it may be problematic if the two contending thread are on the same core. That is why they are usually used for threads running on different cores.</text:p>
              </text:list-item>
              <text:list-item>
                <text:p>See <text:span text:style-name="T2">pthread_spin_*</text:span>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<text:span text:style-name="T2">sched_yield(2)</text:span>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 not to reorder reads or writes around it.</text:p>
              </text:list-item>
              <text:list-item>
                <text:p>In theory there are all kinds of barriers: read, write, read and write, io and CPU, only CPU, etc.</text:p>
              </text:list-item>
              <text:list-item>
                <text:p>In practice every hardware platform implements only a subset of those. 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user space Linux: <text:span text:style-name="T2">__sync_synchronize()</text:span> is a full machine barrier along with all other atomic operations.</text:p>
              </text:list-item>
              <text:list-item>
                <text:p>In kernel (or in writing device drivers in user space) it is used heavily to communicate correctly with hardware (<text:span text:style-name="T2">mb(),rmb(),wmb()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 xlink:type="simple">http://www.akkadia.org/drepper/cpumemory.pdf</text:a></text:p>
              </text:list-item>
              <text:list-item>
                <text:p>The Paul E. McKenney book on RCU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nchronization mechanisms<text:tab/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hing</text:p>
              </text:list-item>
              <text:list-item>
                <text:p>Atomics</text:p>
              </text:list-item>
              <text:list-item>
                <text:p>Lockless Algos/DS</text:p>
              </text:list-item>
              <text:list-item>
                <text:p>RCU/COW</text:p>
              </text:list-item>
              <text:list-item>
                <text:p>Readers/Writer lock</text:p>
              </text:list-item>
              <text:list-item>
                <text:p>Spinlock</text:p>
              </text:list-item>
              <text:list-item>
                <text:p>Futex</text:p>
              </text:list-item>
              <text:list-item>
                <text:p>Mutex</text:p>
              </text:list-item>
              <text:list-item>
                <text:p>Semaph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Veltzer</meta:initial-creator>
    <meta:creation-date>2012-02-11T00:32:15</meta:creation-date>
    <meta:editing-duration>P1DT5H36M59S</meta:editing-duration>
    <meta:editing-cycles>44</meta:editing-cycles>
    <dc:date>2013-05-06T10:32:52</dc:date>
    <meta:generator>LibreOffice/4.0.2.2$Linux_x86 LibreOffice_project/400m0$Build-2</meta:generator>
    <meta:document-statistic meta:object-count="299"/>
  </office:meta>
</office:document-meta>
</file>